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C8000000736E61122BD6620768.png" manifest:media-type="image/png"/>
  <manifest:file-entry manifest:full-path="Pictures/10000201000000C8000000B984EC91FD57CA2AD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font-name="Liberation Sans2" fo:font-size="9pt" fo:language="en" fo:country="US" officeooo:rsid="000bc8c3" officeooo:paragraph-rsid="02bdc227" style:font-size-asian="9pt" style:font-size-complex="9pt"/>
    </style:style>
    <style:style style:name="P2" style:family="paragraph" style:parent-style-name="Footer">
      <style:paragraph-properties fo:text-align="start" style:justify-single-word="false"/>
      <style:text-properties fo:language="en" fo:country="US" officeooo:paragraph-rsid="027e9d6f"/>
    </style:style>
    <style:style style:name="P3" style:family="paragraph" style:parent-style-name="Standard">
      <style:text-properties fo:language="en" fo:country="GB" officeooo:rsid="02b856ca" officeooo:paragraph-rsid="02b856ca"/>
    </style:style>
    <style:style style:name="P4" style:family="paragraph" style:parent-style-name="Standard">
      <style:text-properties fo:language="en" fo:country="GB" officeooo:rsid="02b856ca" officeooo:paragraph-rsid="02d5958a"/>
    </style:style>
    <style:style style:name="P5" style:family="paragraph" style:parent-style-name="Standard">
      <style:text-properties fo:language="en" fo:country="GB" officeooo:rsid="019d9f3d" officeooo:paragraph-rsid="02ae2fdc"/>
    </style:style>
    <style:style style:name="P6" style:family="paragraph" style:parent-style-name="Standard">
      <style:text-properties fo:language="en" fo:country="GB" officeooo:paragraph-rsid="02d57055"/>
    </style:style>
    <style:style style:name="P7" style:family="paragraph" style:parent-style-name="Standard">
      <style:text-properties officeooo:paragraph-rsid="02b60d79"/>
    </style:style>
    <style:style style:name="P8" style:family="paragraph" style:parent-style-name="Standard">
      <style:paragraph-properties>
        <style:tab-stops>
          <style:tab-stop style:position="89.73mm" style:type="right" style:leader-style="dotted" style:leader-text="."/>
        </style:tab-stops>
      </style:paragraph-properties>
      <style:text-properties style:use-window-font-color="true" fo:language="en" fo:country="GB" fo:font-weight="normal" officeooo:rsid="02c39349" officeooo:paragraph-rsid="02c39349" style:font-weight-asian="normal" style:font-weight-complex="normal"/>
    </style:style>
    <style:style style:name="P9" style:family="paragraph" style:parent-style-name="Standard">
      <style:paragraph-properties>
        <style:tab-stops>
          <style:tab-stop style:position="89.73mm" style:type="right" style:leader-style="dotted" style:leader-text="."/>
        </style:tab-stops>
      </style:paragraph-properties>
      <style:text-properties style:use-window-font-color="true" fo:language="en" fo:country="GB" fo:font-weight="normal" officeooo:rsid="02c39349" officeooo:paragraph-rsid="02d2bff8" style:font-weight-asian="normal" style:font-weight-complex="normal"/>
    </style:style>
    <style:style style:name="P10" style:family="paragraph" style:parent-style-name="Standard">
      <style:paragraph-properties>
        <style:tab-stops>
          <style:tab-stop style:position="89.73mm" style:type="right" style:leader-style="dotted" style:leader-text="."/>
        </style:tab-stops>
      </style:paragraph-properties>
      <style:text-properties style:use-window-font-color="true" fo:language="en" fo:country="GB" fo:font-weight="normal" officeooo:rsid="02c39349" officeooo:paragraph-rsid="02d4f146" style:font-weight-asian="normal" style:font-weight-complex="normal"/>
    </style:style>
    <style:style style:name="P11" style:family="paragraph" style:parent-style-name="Standard">
      <style:paragraph-properties>
        <style:tab-stops>
          <style:tab-stop style:position="89.73mm" style:type="right" style:leader-style="dotted" style:leader-text="."/>
        </style:tab-stops>
      </style:paragraph-properties>
      <style:text-properties style:use-window-font-color="true" fo:language="en" fo:country="GB" fo:font-weight="normal" officeooo:rsid="02c39349" officeooo:paragraph-rsid="02d57055" style:font-weight-asian="normal" style:font-weight-complex="normal"/>
    </style:style>
    <style:style style:name="P12" style:family="paragraph" style:parent-style-name="Heading_20_2">
      <style:text-properties fo:language="en" fo:country="GB" officeooo:rsid="02b2c0a0" officeooo:paragraph-rsid="02b2c0a0"/>
    </style:style>
    <style:style style:name="P13" style:family="paragraph" style:parent-style-name="Heading_20_2">
      <style:text-properties fo:language="en" fo:country="GB" officeooo:rsid="02b856ca" officeooo:paragraph-rsid="02b856ca"/>
    </style:style>
    <style:style style:name="P14" style:family="paragraph" style:parent-style-name="Heading_20_1">
      <style:text-properties officeooo:rsid="02d2bff8" officeooo:paragraph-rsid="02d2bff8"/>
    </style:style>
    <style:style style:name="P15" style:family="paragraph" style:parent-style-name="Header">
      <style:text-properties style:font-name="Liberation Sans2" fo:font-size="9pt" fo:language="en" fo:country="US" officeooo:rsid="000bc8c3" officeooo:paragraph-rsid="027e9d6f" style:font-size-asian="9pt" style:font-size-complex="9pt"/>
    </style:style>
    <style:style style:name="P16" style:family="paragraph" style:parent-style-name="Header">
      <style:text-properties style:font-name="Liberation Sans2" fo:font-size="9pt" fo:language="en" fo:country="US" officeooo:rsid="000bc8c3" officeooo:paragraph-rsid="02bdc227" style:font-size-asian="9pt" style:font-size-complex="9pt"/>
    </style:style>
    <style:style style:name="P17" style:family="paragraph" style:parent-style-name="Header">
      <style:paragraph-properties fo:text-align="start" style:justify-single-word="false"/>
      <style:text-properties style:font-name="Liberation Sans2" fo:font-size="9pt" fo:language="en" fo:country="US" officeooo:rsid="000bc8c3" officeooo:paragraph-rsid="02d92be7" style:font-size-asian="9pt" style:font-size-complex="9pt"/>
    </style:style>
    <style:style style:name="P18" style:family="paragraph" style:parent-style-name="Header">
      <style:paragraph-properties fo:text-align="end" style:justify-single-word="false"/>
      <style:text-properties fo:font-size="4pt" officeooo:paragraph-rsid="02bdc227" style:font-size-asian="3.5pt" style:font-size-complex="4pt"/>
    </style:style>
    <style:style style:name="P19" style:family="paragraph" style:parent-style-name="Table_20_Contents">
      <style:text-properties style:font-size-complex="9pt"/>
    </style:style>
    <style:style style:name="P20" style:family="paragraph" style:parent-style-name="Table_20_Contents">
      <style:paragraph-properties fo:text-align="end" style:justify-single-word="false"/>
      <style:text-properties style:font-size-complex="9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normal" officeooo:rsid="00fff46b"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officeooo:rsid="01c64a07" style:font-weight-asian="normal" style:font-weight-complex="normal"/>
    </style:style>
    <style:style style:name="T5" style:family="text">
      <style:text-properties style:use-window-font-color="true" fo:font-weight="normal" officeooo:rsid="02b2c0a0" style:font-weight-asian="normal" style:font-weight-complex="normal"/>
    </style:style>
    <style:style style:name="T6" style:family="text">
      <style:text-properties style:use-window-font-color="true" fo:font-weight="normal" officeooo:rsid="02b3d9f6" style:font-weight-asian="normal" style:font-weight-complex="normal"/>
    </style:style>
    <style:style style:name="T7" style:family="text">
      <style:text-properties style:use-window-font-color="true" fo:font-weight="normal" officeooo:rsid="02b50df2" style:font-weight-asian="normal" style:font-weight-complex="normal"/>
    </style:style>
    <style:style style:name="T8" style:family="text">
      <style:text-properties style:use-window-font-color="true" fo:font-weight="normal" officeooo:rsid="02ba2261" style:font-weight-asian="normal" style:font-weight-complex="normal"/>
    </style:style>
    <style:style style:name="T9" style:family="text">
      <style:text-properties style:use-window-font-color="true" fo:font-weight="normal" officeooo:rsid="02ba9595" style:font-weight-asian="normal" style:font-weight-complex="normal"/>
    </style:style>
    <style:style style:name="T10" style:family="text">
      <style:text-properties style:use-window-font-color="true" fo:font-weight="normal" officeooo:rsid="02bc071f" style:font-weight-asian="normal" style:font-weight-complex="normal"/>
    </style:style>
    <style:style style:name="T11" style:family="text">
      <style:text-properties style:use-window-font-color="true" fo:font-weight="normal" officeooo:rsid="02c7f077" style:font-weight-asian="normal" style:font-weight-complex="normal"/>
    </style:style>
    <style:style style:name="T12" style:family="text">
      <style:text-properties style:use-window-font-color="true" fo:font-weight="normal" officeooo:rsid="02cac234" style:font-weight-asian="normal" style:font-weight-complex="normal"/>
    </style:style>
    <style:style style:name="T13" style:family="text">
      <style:text-properties style:use-window-font-color="true" fo:font-weight="normal" officeooo:rsid="02d136df" style:font-weight-asian="normal" style:font-weight-complex="normal"/>
    </style:style>
    <style:style style:name="T14" style:family="text">
      <style:text-properties style:use-window-font-color="true" fo:font-weight="normal" officeooo:rsid="02d57055" style:font-weight-asian="normal" style:font-weight-complex="normal"/>
    </style:style>
    <style:style style:name="T15" style:family="text">
      <style:text-properties style:use-window-font-color="true" fo:font-weight="normal" officeooo:rsid="02d5958a" style:font-weight-asian="normal" style:font-weight-complex="normal"/>
    </style:style>
    <style:style style:name="T16" style:family="text">
      <style:text-properties fo:language="en" fo:country="GB" officeooo:rsid="01c64a07"/>
    </style:style>
    <style:style style:name="T17" style:family="text">
      <style:text-properties fo:language="en" fo:country="GB" officeooo:rsid="02b60d79"/>
    </style:style>
    <style:style style:name="T18" style:family="text">
      <style:text-properties fo:language="en" fo:country="GB" officeooo:rsid="02c58ac8"/>
    </style:style>
    <style:style style:name="T19" style:family="text">
      <style:text-properties fo:language="en" fo:country="GB" officeooo:rsid="02c78970"/>
    </style:style>
    <style:style style:name="T20" style:family="text">
      <style:text-properties fo:language="en" fo:country="GB" officeooo:rsid="02d2bff8"/>
    </style:style>
    <style:style style:name="T21" style:family="text">
      <style:text-properties officeooo:rsid="02ae2fdc"/>
    </style:style>
    <style:style style:name="T22" style:family="text">
      <style:text-properties officeooo:rsid="02b50df2"/>
    </style:style>
    <style:style style:name="T23" style:family="text">
      <style:text-properties officeooo:rsid="01c64a07"/>
    </style:style>
    <style:style style:name="T24" style:family="text">
      <style:text-properties officeooo:rsid="02c4bb5d"/>
    </style:style>
    <style:style style:name="T25" style:family="text">
      <style:text-properties officeooo:rsid="02d2bff8"/>
    </style:style>
    <style:style style:name="T26" style:family="text">
      <style:text-properties officeooo:rsid="02d4f146"/>
    </style:style>
    <style:style style:name="fr1" style:family="graphic" style:parent-style-name="Frame">
      <style:graphic-properties style:vertical-pos="top" style:vertical-rel="baseline" fo:padding="1.5mm"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right" style:horizontal-rel="page-content"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tep"/>
      </text:sequence-decls>
      <text:h text:style-name="P14" text:outline-level="1">Terms &amp; conditions</text:h>
      <text:p text:style-name="P5">(<text:sequence text:ref-name="refStep0" text:name="Step" style:num-format="1">1</text:sequence>) <text:span text:style-name="T21">This document describes the rules to adhere when using Jane, the issues and work time tracking system run by Rumma &amp; Ko OÜ under the address </text:span><text:a xlink:type="simple" xlink:href="https://jane.saffre-rumma.net/" text:style-name="Internet_20_link" text:visited-style-name="Visited_20_Internet_20_Link"><text:span text:style-name="T21">https://jane.saffre-rumma.net</text:span></text:a><text:span text:style-name="T21"> </text:span></text:p>
      <text:p text:style-name="P9"><text:span text:style-name="T23">(</text:span><text:span text:style-name="T23"><text:sequence text:ref-name="refStep1" text:name="Step" text:formula="ooow:Step+1" style:num-format="1">2</text:sequence></text:span><text:span text:style-name="T23">) </text:span>In this <text:span text:style-name="T25">document</text:span>, “we”, “us”, and “our” means <text:span text:style-name="T25">Rumma &amp; Ko OÜ</text:span>. </text:p>
      <text:p text:style-name="P7"><text:span text:style-name="T16">(</text:span><text:span text:style-name="T16"><text:sequence text:ref-name="refStep2" text:name="Step" text:formula="ooow:Step+1" style:num-format="1">3</text:sequence></text:span><text:span text:style-name="T16">) </text:span><text:span text:style-name="T17">In order to use Jane, you must confirm that you agree with these rules. A plain formless email </text:span><text:span text:style-name="T19">to </text:span><text:span text:style-name="T20">us </text:span><text:span text:style-name="T17">is </text:span><text:span text:style-name="T18">sufficient </text:span><text:span text:style-name="T17">as confirmation.</text:span></text:p>
      <text:p text:style-name="P13">Confidentiality</text:p>
      <text:p text:style-name="P3"><text:span text:style-name="T4">(</text:span><text:span text:style-name="T4"><text:sequence text:ref-name="refStep3" text:name="Step" text:formula="ooow:Step+1" style:num-format="1">4</text:sequence></text:span><text:span text:style-name="T4">) </text:span><text:span text:style-name="T15">You </text:span><text:span text:style-name="T3">agree to </text:span><text:span text:style-name="T8">not disclose </text:span><text:span text:style-name="T3">any </text:span><text:span text:style-name="T10">confidential </text:span><text:span text:style-name="T3">information </text:span><text:span text:style-name="T15">you </text:span><text:span text:style-name="T3">found in Jane.</text:span></text:p>
      <text:p text:style-name="P4"><text:span text:style-name="T4">(</text:span><text:span text:style-name="T4"><text:sequence text:ref-name="refStep4" text:name="Step" text:formula="ooow:Step+1" style:num-format="1">5</text:sequence></text:span><text:span text:style-name="T4">) </text:span><text:span text:style-name="T15">We collect contact data about our partners: </text:span><text:span text:style-name="T4">name, address, phone number</text:span><text:span text:style-name="T15">s</text:span><text:span text:style-name="T4">, email address</text:span><text:span text:style-name="T15">es.</text:span></text:p>
      <text:p text:style-name="P4"><text:span text:style-name="T4">(</text:span><text:span text:style-name="T4"><text:sequence text:ref-name="refStep5" text:name="Step" text:formula="ooow:Step+1" style:num-format="1">6</text:sequence></text:span><text:span text:style-name="T4">) </text:span><text:span text:style-name="T10">Contact i</text:span><text:span text:style-name="T9">nformation </text:span><text:span text:style-name="T10">about a business partner is </text:span><text:span text:style-name="T13">confidential</text:span><text:span text:style-name="T10">. You may forward it to others only with the </text:span><text:span text:style-name="T11">consent </text:span><text:span text:style-name="T10">of that partner.</text:span></text:p>
      <text:p text:style-name="P12">Working <text:span text:style-name="T22">time</text:span></text:p>
      <text:p text:style-name="P6"><text:span text:style-name="T4">(</text:span><text:span text:style-name="T4"><text:sequence text:ref-name="refStep6" text:name="Step" text:formula="ooow:Step+1" style:num-format="1">7</text:sequence></text:span><text:span text:style-name="T4">) </text:span><text:span text:style-name="T5">When you work for Lino, </text:span><text:span text:style-name="T12">either as a volunteer or as a employee or freelancer, </text:span><text:span text:style-name="T5">you may register your working </text:span><text:span text:style-name="T7">time </text:span><text:span text:style-name="T5">in Jane. </text:span></text:p>
      <text:p text:style-name="P6"><text:span text:style-name="T14">(</text:span><text:span text:style-name="T4"><text:sequence text:ref-name="refStep7" text:name="Step" text:formula="ooow:Step+1" style:num-format="1">8</text:sequence></text:span><text:span text:style-name="T4">) </text:span><text:span text:style-name="T6">When you register your working times, you do it rigorously and correctly. If you are not online when working, then take care of registering them as soon as you get online again.</text:span></text:p>
      <text:p text:style-name="Heading_20_2">Miscellaneous</text:p>
      <text:p text:style-name="P10"><text:span text:style-name="T23">(</text:span><text:span text:style-name="T23"><text:sequence text:ref-name="refStep8" text:name="Step" text:formula="ooow:Step+1" style:num-format="1">9</text:sequence></text:span><text:span text:style-name="T23">) Rumma &amp; Ko OÜ </text:span>is responsible for <text:span text:style-name="T24">authoring and publishing this document</text:span>. If we update this <text:span text:style-name="T26">document</text:span>, we will post any changes on our website.</text:p>
      <text:p text:style-name="P8"><text:span text:style-name="T23">(</text:span><text:span text:style-name="T23"><text:sequence text:ref-name="refStep9" text:name="Step" text:formula="ooow:Step+1" style:num-format="1">10</text:sequence></text:span><text:span text:style-name="T23">) If you observe that you or somebody else (e.g. Rumma &amp; Ko themselves) fails in complying with these rules, then don't panic, be upright and bold and share your observation with other users .</text:span></text:p>
      <text:h text:style-name="Heading_20_1" text:outline-level="1">Privacy Policy</text:h>
      <text:p text:style-name="P11"><text:span text:style-name="T23">(</text:span><text:span text:style-name="T23"><text:sequence text:ref-name="refStep10" text:name="Step" text:formula="ooow:Step+1" style:num-format="1">11</text:sequence></text:span><text:span text:style-name="T23">) Rumma &amp; Ko OÜ is the responsible owner of the server where Jane runs. We do our best to protect that server from unauthorized access.</text:span></text:p>
      <text:p text:style-name="P11"><text:span text:style-name="T23">(</text:span><text:span text:style-name="T23"><text:sequence text:ref-name="refStep11" text:name="Step" text:formula="ooow:Step+1" style:num-format="1">12</text:sequence></text:span><text:span text:style-name="T23">) We </text:span>respect the privacy of <text:span text:style-name="T26">our</text:span> <text:span text:style-name="T26">partners </text:span>and take protecting the<text:span text:style-name="T26">ir</text:span> privacy seriously. This policy briefly describes the personally identifiable information that we collect from our <text:span text:style-name="T26">partners </text:span>and the steps that we take to safeguard such information. By using any of our services you agree to our use of your personal information as set out here.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fo:keep-together="always" style:page-number="auto"/>
      <style:text-properties style:font-name="Liberation Sans" fo:font-family="'Liberation Sans'" style:font-style-name="Regular" style:font-family-generic="swiss" style:font-pitch="variable" fo:font-size="12pt" fo:language="de" fo:country="D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mm" fo:margin-bottom="0.49mm" loext:contextual-spacing="false" fo:text-align="justify" style:justify-single-word="false" style:page-number="auto"/>
      <style:text-propertie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class="text" style:master-page-name="">
      <style:paragraph-properties fo:margin-top="1.99mm" fo:margin-bottom="1.01mm" loext:contextual-spacing="false" style:page-number="auto"/>
      <style:text-properties style:font-name="Liberation Sans1" fo:font-family="'Liberation Sans'" style:font-style-name="Bold" style:font-family-generic="swiss" style:font-pitch="variable" fo:font-size="12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Addressee" style:family="paragraph" style:parent-style-name="Standard" style:class="extra">
      <style:paragraph-properties fo:margin-top="0mm" fo:margin-bottom="1.06m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master-page-name="">
      <style:paragraph-properties fo:margin-top="1.01mm" fo:margin-bottom="1.01mm" loext:contextual-spacing="false" style:page-number="auto"/>
      <style:text-properties style:font-name="Liberation Sans1" fo:font-family="'Liberation Sans'" style:font-style-name="Bold" style:font-family-generic="swiss" style:font-pitch="variable" fo:font-size="16pt" fo:language="en" fo:country="GB" fo:font-weight="bold" officeooo:rsid="02ae2fdc"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3" style:display-name="Heading 3" style:family="paragraph" style:parent-style-name="Heading" style:next-style-name="Text_20_body" style:default-outline-level="3" style:list-style-name="" style:class="text">
      <style:paragraph-properties fo:margin-top="2.47mm" fo:margin-bottom="2.12m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style style:name="Foot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ocabulaire" style:family="paragraph" style:parent-style-name="Standard">
      <style:paragraph-properties>
        <style:tab-stops>
          <style:tab-stop style:position="84.67mm"/>
        </style:tab-stops>
      </style:paragraph-properties>
      <style:text-properties style:font-name="Times New Roman" fo:font-family="'Times New Roman'" style:font-family-generic="roman" style:font-pitch="variable" fo:font-size="12pt" style:font-size-asian="16pt" style:font-size-complex="16pt"/>
    </style:style>
    <style:style style:name="Remplissez" style:family="paragraph" style:parent-style-name="Vocabulaire">
      <style:paragraph-properties fo:margin-top="1.99mm" fo:margin-bottom="1.99mm" loext:contextual-spacing="false" style:line-height-at-least="6mm"/>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1" style:family="table">
      <style:table-properties style:width="184.03mm" table:align="margins"/>
    </style:style>
    <style:style style:name="Table1.A" style:family="table-column">
      <style:table-column-properties style:column-width="92mm" style:rel-column-width="32767*"/>
    </style:style>
    <style:style style:name="Table1.B" style:family="table-column">
      <style:table-column-properties style:column-width="92.02mm" style:rel-column-width="32768*"/>
    </style:style>
    <style:style style:name="MP1" style:family="paragraph" style:parent-style-name="Header">
      <style:paragraph-properties fo:text-align="start" style:justify-single-word="false"/>
      <style:text-properties style:font-name="Liberation Sans2" fo:font-size="9pt" fo:language="en" fo:country="US" officeooo:rsid="000bc8c3" officeooo:paragraph-rsid="02d92be7" style:font-size-asian="9pt" style:font-size-complex="9pt"/>
    </style:style>
    <style:style style:name="MP2" style:family="paragraph" style:parent-style-name="Header">
      <style:text-properties style:font-name="Liberation Sans2" fo:font-size="9pt" fo:language="en" fo:country="US" officeooo:rsid="000bc8c3" officeooo:paragraph-rsid="02bdc227" style:font-size-asian="9pt" style:font-size-complex="9pt"/>
    </style:style>
    <style:style style:name="MP3" style:family="paragraph" style:parent-style-name="Table_20_Contents">
      <style:paragraph-properties fo:text-align="end" style:justify-single-word="false"/>
      <style:text-properties style:font-size-complex="9pt"/>
    </style:style>
    <style:style style:name="MP4" style:family="paragraph" style:parent-style-name="Header">
      <style:paragraph-properties fo:text-align="end" style:justify-single-word="false"/>
      <style:text-properties fo:font-size="4pt" officeooo:paragraph-rsid="02bdc227" style:font-size-asian="3.5pt" style:font-size-complex="4pt"/>
    </style:style>
    <style:style style:name="MP5" style:family="paragraph" style:parent-style-name="Footer">
      <style:paragraph-properties fo:text-align="start" style:justify-single-word="false"/>
      <style:text-properties fo:language="en" fo:country="US" officeooo:paragraph-rsid="027e9d6f"/>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weight="normal" officeooo:rsid="00fff46b" style:font-weight-asian="normal" style:font-weight-complex="normal"/>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Mfr2" style:family="graphic" style:parent-style-name="Frame">
      <style:graphic-properties style:vertical-pos="top" style:vertical-rel="baseline" fo:padding="1.5mm" fo:border="none" style:shadow="none" draw:shadow-opacity="100%"/>
    </style:style>
    <style:style style:name="Mfr3" style:family="graphic" style:parent-style-name="Graphics">
      <style:graphic-properties style:run-through="foreground" style:wrap="parallel" style:number-wrapped-paragraphs="no-limit" style:wrap-contour="false" style:vertical-pos="middle" style:vertical-rel="baseline" style:horizontal-pos="right" style:horizontal-rel="page-content" style:mirror="none" fo:clip="rect(0mm, 0mm, 0mm, 0mm)" draw:luminance="0%" draw:contrast="0%" draw:red="0%" draw:green="0%" draw:blue="0%" draw:gamma="100%" draw:color-inversion="false" draw:image-opacity="100%" draw:color-mode="standard"/>
    </style:style>
    <style:page-layout style:name="Mpm1" style:page-usage="mirrored">
      <style:page-layout-properties fo:page-width="210.01mm" fo:page-height="297mm" style:num-format="1" style:paper-tray-name="Manual Feed" style:print-orientation="portrait" fo:margin-top="10mm" fo:margin-bottom="10mm" fo:margin-left="14.99mm" fo:margin-right="10mm" style:writing-mode="lr-tb" style:layout-grid-color="#c0c0c0" style:layout-grid-lines="20" style:layout-grid-base-height="7.06mm" style:layout-grid-ruby-height="3.53mm" style:layout-grid-mode="none" style:layout-grid-ruby-below="false" style:layout-grid-print="false" style:layout-grid-display="false" draw:fill-image-width="0mm" draw:fill-image-height="0mm"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order="none" fo:padding="0.49mm" style:shadow="none" fo:background-color="transparent" style:dynamic-spacing="false" draw:fill="none" draw:fill-color="#cfe7f5"/>
      </style:header-style>
      <style:footer-style>
        <style:header-footer-properties fo:min-height="9.98mm" fo:margin-left="0mm" fo:margin-right="0mm" fo:margin-top="4.99mm" fo:background-color="transparent" style:dynamic-spacing="false" draw:fill="none" draw:fill-color="#cfe7f5"/>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row>
            <table:table-cell office:value-type="string">
              <text:p text:style-name="MP1"><draw:frame draw:style-name="Mfr1" draw:name="Image4" text:anchor-type="as-char" svg:width="16.3mm" svg:height="14.99mm" draw:z-index="0"><draw:image xlink:href="Pictures/10000201000000C8000000B984EC91FD57CA2AD5.png" xlink:type="simple" xlink:show="embed" xlink:actuate="onLoad" loext:mime-type="image/png"/></draw:frame><text:s/><draw:frame draw:style-name="Mfr2" draw:name="Frame1" text:anchor-type="as-char" svg:width="48.26mm" draw:z-index="1"><draw:text-box fo:min-height="0.41mm"><text:p text:style-name="MP2"><text:span text:style-name="MT1">Rumma &amp; Ko OÜ <text:line-break/></text:span><text:span text:style-name="MT2">www.saffre-rumma.net</text:span></text:p></draw:text-box></draw:frame></text:p>
            </table:table-cell>
            <table:table-cell office:value-type="string">
              <text:p text:style-name="MP3"><draw:frame draw:style-name="Mfr3" draw:name="Image1" text:anchor-type="as-char" svg:width="36.25mm" svg:height="20.83mm" draw:z-index="2"><draw:image xlink:href="Pictures/10000201000000C8000000736E61122BD6620768.png" xlink:type="simple" xlink:show="embed" xlink:actuate="onLoad" loext:mime-type="image/png"/></draw:frame></text:p>
            </table:table-cell>
          </table:table-row>
        </table:table>
        <text:p text:style-name="MP4"/>
      </style:header>
      <style:footer>
        <text:p text:style-name="MP5">Jane users agreement <text:date style:data-style-name="N84" text:date-value="2018-05-24T15:42:02.882612398">2018-05-24</text:date><text:s text:c="2"/><text:time style:data-style-name="N40" text:time-value="2018-05-24T15:42:02.882728069">15:41</text:time><text:tab/><text:tab/>Page <text:page-number text:select-page="current">1</text:page-number><text:s/>/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 Saffre</meta:initial-creator>
    <meta:creation-date>2013-06-04T12:59:21</meta:creation-date>
    <dc:date>2018-05-24T15:42:02.655055573</dc:date>
    <meta:editing-duration>P1DT13H16M57S</meta:editing-duration>
    <meta:editing-cycles>678</meta:editing-cycles>
    <meta:generator>LibreOffice/6.0.4.2$Linux_X86_64 LibreOffice_project/00m0$Build-2</meta:generator>
    <dc:creator>Luc Saffre</dc:creator>
    <meta:document-statistic meta:table-count="1" meta:image-count="2" meta:object-count="0" meta:page-count="1" meta:paragraph-count="21" meta:word-count="339" meta:character-count="1969" meta:non-whitespace-character-count="1641"/>
  </office:meta>
</office:document-meta>
</file>